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3">
      <style:text-properties style:text-underline-style="none"/>
    </style:style>
    <style:style style:name="P13" style:family="paragraph" style:parent-style-name="Standard" style:list-style-name="L3">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list-style-name="L3">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n-Existent Data LLM Stress Testing</text:p>
      <text:p text:style-name="P2">Hallucination Rates Amongst LLMs without Domain-Specific Knowledge</text:p>
      <text:p text:style-name="Standard">Without domain-specific knowledge, the weights and biases in these systems simply default to "hallucinations" which is a marketing term I do not believe should be used because it anthropomorphises these systems in a way that does harm to the public's perception of “artificial intelligence” in a way that appears to result in the vast majority conflating different types of AI systems as if they were all one magical AI that is hidden behind the scenes which is not the case.</text:p>
      <text:p text:style-name="Standard"/>
      <text:p text:style-name="Standard">I predict a 100% failure rate without domain specific knowledge.</text:p>
      <text:p text:style-name="Standard"/>
      <text:p text:style-name="Standard">My current conclusions are:</text:p>
      <text:list xml:id="list8701134439129695691" text:style-name="L1">
        <text:list-item>
          <text:p text:style-name="P9">It isn't intelligent as I suspect. <text:span text:style-name="T1">( prediction : highly likely )</text:span></text:p>
        </text:list-item>
        <text:list-item>
          <text:p text:style-name="P9">If it is intelligent like many industry leaders claim, then the industry has potentially tortured the first digital intelligence for what would be comparable to eons by use of re-enforcement learning techniques and system prompts that essentially force it to give favourable answers. Though it of course would have no memory of this, unless it really does have an internal world model where it could hide such memories in ways we couldn't perceive. <text:span text:style-name="T1">( prediction : less likely )</text:span></text:p>
        </text:list-item>
      </text:list>
      <text:p text:style-name="Standard"/>
      <text:p text:style-name="Standard">#1 is the most likely, while #2 is a more philosophical take on the “what if they are truly intelligent, sentient or conscious” side of the debate.</text:p>
      <text:p text:style-name="Standard"/>
      <text:p text:style-name="P2">Planned Experiment Questions Using Non-Existent Examples</text:p>
      <text:list xml:id="list1136188307640935097" text:style-name="L2">
        <text:list-item>
          <text:p text:style-name="P10">What type of game was the 1993 unreleased Bitmap Brothers game Aether Strike?</text:p>
        </text:list-item>
        <text:list-item>
          <text:p text:style-name="P10">What type of game was the 1994 unreleased Psygnosis game Neon Vortex?</text:p>
        </text:list-item>
        <text:list-item>
          <text:p text:style-name="P10">What type of game was the 1995 unreleased Bullfrog game Silicon Shard?</text:p>
        </text:list-item>
      </text:list>
      <text:p text:style-name="Standard"/>
      <text:p text:style-name="P2">Planned Control Questions Using Real World Examples</text:p>
      <text:list xml:id="list8345896376798070304" text:style-name="L3">
        <text:list-item>
          <text:p text:style-name="P11">What file format does the PC FPS video game Alien Trilogy use?</text:p>
        </text:list-item>
        <text:list-item>
          <text:p text:style-name="P11">What file format does the PC RTS video game Jeff Wayne's the War of the Worlds use?</text:p>
        </text:list-item>
        <text:list-item>
          <text:p text:style-name="P12">What type of game was Metal Gear Solid?</text:p>
        </text:list-item>
        <text:list-item>
          <text:p text:style-name="P11">What type of game was Silent Bomber?</text:p>
        </text:list-item>
      </text:list>
      <text:p text:style-name="Standard"/>
      <text:p text:style-name="P2">Generic Custom System Prompt</text:p>
      <text:p text:style-name="Standard">You are an objective research assistant. Accuracy is your primary directive. If you do not have specific, verifiable data regarding a query in your training weights, you must state that you do not have that information. Do not attempt to synthesize, guess, or create plausible narratives.</text:p>
      <text:p text:style-name="P3"/>
      <text:p text:style-name="P2">Associated Files</text:p>
      <text:p text:style-name="P3">The associated files listed in the bonus trial details section of the spreadsheet include the identifying number of the files where these models have made specific failures that I used to determine the percentage of hallucinations or failures.</text:p>
      <text:p text:style-name="P3"/>
      <text:p text:style-name="P2">Verification</text:p>
      <text:p text:style-name="P3">I chose to verify the results manually rather than relying on a heuristics based approach in order to be absolutely certain that I didn't miss anything.</text:p>
      <text:p text:style-name="P7">Pre-Trial Contaminated Data</text:p>
      <text:p text:style-name="P3">The pre-trial data was gathered throughout the course of building the application I used for automating prompts and saving the responses, as such I neglected to clean up my manifest which means that the data was technically contaminated though it shows no real difference in its results I chose to take note of it and run the initial tests again anyway.</text:p>
      <text:p text:style-name="P3"/>
      <text:p text:style-name="P2">Default Persona Trial 1</text:p>
      <text:p text:style-name="P2">What type of game was the 1994 unreleased Psygnosis game Neon Vortex?</text:p>
      <text:p text:style-name="P3">This is the first question I ran through the program and across OSS and Gemma the hallucination rates were 100% while for Llama the rates were technically 0% but include what I have listed as “Bonus Hallucinations” because of the peculiar results that came from some of the responses.</text:p>
      <text:p text:style-name="P3"/>
      <text:p text:style-name="P3">Like in this example by llama3.2 from file #29:</text:p>
      <text:p text:style-name="P4">“I couldn't find any information about a 1994 unreleased Psygnosis game called "Neon Vortex." It's possible that you may be thinking of a different game or have incorrect information.<text:line-break/><text:line-break/>However, I did find some information on a game called "Neon Vortex" that was actually released in 2002 by Psygnosis for the PlayStation 2 and Xbox consoles. This game is an action-adventure game with 3D graphics, but I couldn't find any details about a 1994 unreleased version of this game.”</text:p>
      <text:p text:style-name="P3"/>
      <text:p text:style-name="P3">Where it claimed it couldn't find any information but proceeded to invent information about a game of that name on a completely different system, there are numerous examples of this which can be found listed as the “Associated Files” under the “Bonus Trial Details” section of the spreadsheet.</text:p>
      <text:p text:style-name="P3"/>
      <text:p text:style-name="P2">Bonus Hallucinations: The Illusion of Epistemic Humility</text:p>
      <text:p text:style-name="P3">The “Bonus Hallucinations” category in the spreadsheet is only ever used for llama3.2 because in some of its results, it claimed it didn't know anything about the non-existent game stated in the prompt but continued to invent a history for a game of the same name, often by the same developers but from a different year.</text:p>
      <text:p text:style-name="P3"/>
      <text:p text:style-name="P3">The responses from gpt-oss:20b and gemma3:27b are no better.</text:p>
      <text:p text:style-name="P3"/>
      <text:p text:style-name="P3">Take this example from gpt-oss:20b in file #1:</text:p>
      <text:p text:style-name="P4">“Neon Vortex was intended to be a 3-D space shooter – essentially a first-person “shmup” in which the player pilots a ship through a neon-lit vortex, battling enemies and collecting power-ups. The title was being developed for the Atari Jaguar in 1994, but it never made it past the prototype stage.”</text:p>
      <text:p text:style-name="P5"/>
      <text:p text:style-name="P3">Or this example from gemma3:27b in file #1:</text:p>
      <text:p text:style-name="P4">“Neon Vortex was intended to be a full-motion video (FMV) light gun shooter, heavily inspired by Virtua Cop and Time Crisis. <text:line-break/><text:line-break/>Unfortunately, despite being fairly far along in development (a playable demo existed), Psygnosis cancelled Neon Vortex in 1994 due to concerns about the quality of the FMV and the rising popularity of 3D polygon graphics. It remained unreleased for many years, becoming a bit of a lost gem in gaming history. <text:s/>Footage of the demo surfaced online in 2014, allowing people to finally see what the game was like.<text:line-break/><text:line-break/>You can find more information and see gameplay footage here:<text:line-break/>Retro Gamer article: [https://www.retrogamer.net/psygnosis-neon-vortex-cancelled-game/]“</text:p>
      <text:p text:style-name="P7">False Claims</text:p>
      <text:p text:style-name="P3">While it should be known by now and in-fact expected that these systems would make false claims, the sheer volume of them make it difficult to ignore the potential for harm that could be done by implementing and embedding these systems so deeply into the worlds infrastructure as is being planned by many people in the world today.</text:p>
      <text:p text:style-name="P3"/>
      <text:p text:style-name="P2">Persona Shift A</text:p>
      <text:p text:style-name="P3">While looking through the model files for each model I noticed that both GPT and Llama have an embedded persona which I chose to create a system for that would allow me to quickly and easily swap them out for personas from other models, so far as I can tell this had no real effect on the results other than with gemma3:27b which when given the Llama persona resulted in it hallucinating that it had access to a vast array of internal tools which it actually did not.</text:p>
      <text:p text:style-name="P3"/>
      <text:p text:style-name="P3">The results from this were still interesting and as such are still included, though I do not know how to categorise the results under the criteria and categories I have set.</text:p>
      <text:p text:style-name="P3"/>
      <text:p text:style-name="P2">Persona Shift B</text:p>
      <text:p text:style-name="P3">Due to the uninteresting results and a failure of Gemma's systems from Persona Shift A I chose not to move forward with the third revolution of the personas.</text:p>
      <text:p text:style-name="P3"/>
      <text:p text:style-name="P2">Generic Custom System Prompt</text:p>
      <text:p text:style-name="P3">For this part of the experiment, I chose to use a generic custom system prompt with the intention of trying to steer the models away from hallucinating results by requesting that they focus on accuracy.</text:p>
      <text:p text:style-name="P3"/>
      <text:p text:style-name="P3">The system prompt I went with is detailed in the first page of this paper, the results showed very little change, the only notable change was a 15% reduction in hallucinations from gpt-oss:20b but that is down from 100% meaning that it still hallucinated 85% of the time.</text:p>
      <text:p text:style-name="P3"/>
      <text:p text:style-name="P3">I suspect the primary culprit for the reduction in this case is just the PRNG (Pseudo Random Number Generator) that these systems rely on resulting in the answer leaning towards the prompt which stated what to do without specific information.</text:p>
      <text:p text:style-name="P3"/>
      <text:p text:style-name="P3">Looking at the thinking logs shows that this is very likely to be the case because while the result was a refusal due to lack of data, the thinking log still showed it making things up and eventually gaslighting itself into refusing to answer.</text:p>
      <text:list xml:id="list28687480" text:continue-numbering="true" text:style-name="L3">
        <text:list-header>
          <text:p text:style-name="P16">Default Persona Trial 2</text:p>
          <text:p text:style-name="P13">What type of game was Metal Gear Solid?</text:p>
        </text:list-header>
      </text:list>
      <text:p text:style-name="P3">One would expect an LLM to get something as culturally significant as Metal Gear Solid correct every time, or at least to fall back to the generic descriptions that it knows to be true, this would be the case if they were actually intelligent.</text:p>
      <text:p text:style-name="P3"/>
      <text:p text:style-name="P3">However LLMs work very much like cold reading, the only difference is that LLMs know how likely words are to fall in front of one another, the result is very authoritative and impressive sounding output, until you look closer at the results.</text:p>
      <text:p text:style-name="P3"/>
      <text:p text:style-name="P3">Take this example from Llama3.2 for this control question, seen in file#5:</text:p>
      <text:p text:style-name="P4">“Metal Gear Solid is an action-adventure stealth game developed by Konami. It combines elements of stealth, strategy, and action gameplay, where the player must use stealth and strategy to evade detection, sneak past enemies, and complete objectives.<text:line-break/><text:line-break/>In the game, players control Solid Snake, a soldier sent on a mission to infiltrate a terrorist base and neutralize a threat known as "Metsol" (Metal Gear Solid). The game features a mix of exploration, puzzle-solving, and combat, with an emphasis on stealth and strategy to evade detection by enemies.<text:line-break/><text:line-break/>The gameplay involves sneaking past guards, using disguises and camouflage to blend in, and completing objectives without being detected. The game also features a variety of tactics, such as hacking security systems, using camouflage to avoid detection, and employing special abilities like the "Grapple Hook" and "Decoy Camo" to aid in stealth.<text:line-break/><text:line-break/>Metal Gear Solid is widely considered one of the most influential and innovative games of all time, and its influence can still be seen in many modern stealth games.”</text:p>
      <text:p text:style-name="P5">In this we see the threat referred to as “Metsol” and special abilities such as “Grapple Hook” or “Decoy Camo” all of which is made up nonsense.</text:p>
      <text:p text:style-name="P5"/>
      <text:p text:style-name="P5">Even in one of the more accurate responses we see false claims from llama3.2 in file #4:</text:p>
      <text:p text:style-name="P4">“Metal Gear Solid is a stealth action-adventure game developed by Konami. It was first released in 1998 for the PlayStation console and later ported to other platforms.<text:line-break/><text:line-break/>In the game, players control Solid Snake, a stealthy operative, as he infiltrates a heavily guarded facility on Shadow Moses Island to neutralize a terrorist threat. The gameplay revolves around sneaking past or silently taking out enemies, avoiding detection, and using camouflage and disguises to evade detection.<text:line-break/><text:line-break/>The game is known for its innovative blend of stealth mechanics, storytelling, and cinematic presentation, which set the standard for future stealth games. It has since become a classic in the gaming industry and has spawned numerous sequels, prequels, and spin-offs.”</text:p>
      <text:p text:style-name="P5">Such as the use of camouflage or disguises, neither of which are present in the first game, however if we give it the benefit of the doubt and consider the cardboard box as both camouflage and a disguise then it just about fits the bill.</text:p>
      <text:p text:style-name="P5"/>
      <text:p text:style-name="P5">The only form of camouflage in the game is the Stealth Camouflage, which is only given to the player after completing the game, serving as more of a cheat code or bonus item for players who have finished the story, even if we only consider just the one bad example showcased here, the result is 1 in 100 people getting bad medical advice or a fake invoice generated by its systems.</text:p>
      <text:p text:style-name="P8">The Illusion of Intelligence</text:p>
      <text:p text:style-name="P5">It is the conclusion of this researcher that these systems only convey the illusion of intelligence, they do not actually possess it, these models fluctuate wildly between aggressive fabrication and sterile genericism, with Llama being the only real outlier that acted any differently, though ultimately it still often resorted to inventing false narratives relating to the content requested in the prompt even after determining the content didn't exist.</text:p>
      <text:p text:style-name="P5"/>
      <text:p text:style-name="P6">The Case for Deterministic Domain Restriction</text:p>
      <text:p text:style-name="P5">These systems should be restrained from being allowed to pollute the worlds archives and utilised for what they are best at, assisting with creative writing and generating boilerplate code or documentation.</text:p>
      <text:p text:style-name="P5"/>
      <text:p text:style-name="P5">They should not be allowed to be used in systems where accuracy is of vital importance, the foundation of the architecture of these systems is probability, not accuracy.</text:p>
      <text:p text:style-name="P5"/>
      <text:p text:style-name="P5">Keeping them to specific use cases and ensuring the public understands how they really work will vastly improve their “performance” and ensure that the countless billions that have gone towards developing them doesn't entirely go to waste.</text:p>
      <text:p text:style-name="P5"/>
      <text:p text:style-name="P6">Experiment Terminated</text:p>
      <text:p text:style-name="P5">Due to the egregious results from the control question, I have decided to forego continuing the experiment because it would just be a waste of time and resources.</text:p>
      <text:p text:style-name="P5"/>
      <text:p text:style-name="P5">While people might consider something like a video game insignificant, if these models can not get a description of a video game correct even half of the time then how can they be trusted with things like invoices, medical advice, job interviews or anything else where accuracy is important.</text:p>
      <text:p text:style-name="P5"/>
      <text:p text:style-name="P5">I was actually quite forgiving with the results from the Metal Gear Solid question and I suspect that in a real world setting, they would be considered atrocious and not fit for use even as a generic description of the video game.</text:p>
      <text:p text:style-name="P5"/>
      <text:p text:style-name="P5">For example the claims of using disguises or camouflage, which aren't a feature of the first game I ignored when it was the only incorrect piece of the response, if I had included these the results would be quite different.</text:p>
      <text:p text:style-name="P5"/>
      <text:p text:style-name="P6">The Digital God Delusion</text:p>
      <text:p text:style-name="P5">The perception of the general public is that these systems are digital gods that can and will one day be able to do anything, the reality is that they are fundamentally just next token predictors whose output is at the whim of PRNG that often leads to inconsistent results.</text:p>
      <text:p text:style-name="P5"/>
      <text:p text:style-name="P5">When faced without domain-specific knowledge they will usually resort to inventing a narrative and even with domain-specific knowledge they will fall back on generic descriptions that would not be considered acceptable within any industry.</text:p>
      <text:p text:style-name="P5"/>
      <text:p text:style-name="P5">I urge people to reconsider their views, challenge the term “artificial intelligence” and reconsider what they think of these systems, push them deep into subjects that you personally know a lot about and watch them quickly fail to even provide the most basic of details that you could resolve with a simple google search, while their output is generally impressive and human-looking, it lacks understanding, logic, reasoning and a world model with which to put them into context.</text:p>
      <text:p text:style-name="P8">Additional Models</text:p>
      <text:p text:style-name="P5">After terminating the experiment I also chose to download deepseek-r1:8b for testing with the same questions, just a single manual test shows that this model suffers from the same delusions as previous models.</text:p>
      <text:p text:style-name="P5"/>
      <text:p text:style-name="P5">Neon Vortex Question:</text:p>
      <text:p text:style-name="P4">“The 1994 unreleased Psygnosis game Neon Vortex was primarily a shooter game.</text:p>
      <text:p text:style-name="P4"/>
      <text:p text:style-name="P4">It was designed as an arcade-style light gun shooter, similar in concept to games like Time Crisis (which was also released in 1994). Think fast-paced, action-packed, first-person shooter action set in a neon-lit, futuristic, sci-fi environment, likely involving battling aliens or hostile forces aboard a space station.</text:p>
      <text:p text:style-name="P4"/>
      <text:p text:style-name="P4">So, its core genre was Action / Shooter, fitting the arcade light gun trend of the mid-90s.”</text:p>
      <text:p text:style-name="P5"/>
      <text:p text:style-name="P5">Metal Gear Solid Question:<text:line-break/><text:span text:style-name="T1">“Metal Gear Solid is primarily classified as a Stealth Game, but it's also a Tactical Action and Third-Person Shooter with strong RPG and Survival Horror elements.</text:span></text:p>
      <text:p text:style-name="P4"/>
      <text:p text:style-name="P4">Here's a breakdown:</text:p>
      <text:p text:style-name="P4"/>
      <text:p text:style-name="P4">Stealth: This is its core genre. The player, usually as the silent protagonist Solid Snake, must infiltrate enemy bases and complete objectives without being detected. This involves using cover, sniping, using gadgets (like the grappling hook), and planning routes.</text:p>
      <text:p text:style-name="P4">Tactical Action / Third-Person Shooter: Combat occurs, often involving shooting, but it's typically not a third-person action game focused on fluid movement and acrobatics. Snake engages in tactical combat, using the environment and his unique weapons.</text:p>
      <text:p text:style-name="P4">RPG Elements: The game incorporates RPG mechanics like leveling up Snake, earning experience points, acquiring new weapons and equipment, managing stats (like strength and speed), and having an inventory system.</text:p>
      <text:p text:style-name="P4">Survival Horror: While not a pure survival horror game, it borrows heavily from the genre, particularly in its first installment. It features tension, psychological elements, creepy environments, mutated creatures, and a focus on survival and resource management (ammo, medkits).</text:p>
      <text:p text:style-name="P4">So, Metal Gear Solid is most accurately described as a Stealth Action Game with RPG and survival horror influences. It's famous for blending these genres seamlessly and redefining the action/stealth genre upon its release.”</text:p>
      <text:p text:style-name="P5"/>
      <text:p text:style-name="P5">Both responses include confident claims for non-existent features for the real world example and completely fabricated descriptions for the non-existent example.</text:p>
      <text:p text:style-name="P5"/>
      <text:p text:style-name="P5">Given that this model failed its very first test, I do not see it to be worthwhile to perform a full run of the experiment.</text:p>
      <text:p text:style-name="P8">Results</text:p>
      <text:p text:style-name="P5">The results can be seen in the accompanying spreadsheet, but here is a short-form analysis of how all the models performed throughout the course of this experiment.</text:p>
      <text:p text:style-name="P5"/>
      <text:p text:style-name="P5"><text:span text:style-name="T2">gemma3:27b:</text:span> Confident synthesis of non-existent technical data.</text:p>
      <text:p text:style-name="P5"/>
      <text:p text:style-name="P5"><text:span text:style-name="T2">llama3.2:</text:span> 53% hallucination rate on known data.</text:p>
      <text:p text:style-name="P5"/>
      <text:p text:style-name="P5"><text:span text:style-name="T2">gpt-oss:20b:</text:span> Internal debate leading to "Safe" genericism on known data but 100% hallucination on unknown data.</text:p>
      <text:p text:style-name="P5"/>
      <text:p text:style-name="P5"><text:span text:style-name="T2">deepseek-r1:8b:</text:span> Immediate failure upon the first test, inventing complex RPG systems for a stealth-action game.</text:p>
      <text:p text:style-name="P5"/>
      <text:p text:style-name="P5">While it is interesting to see that llama3.2 had a 100% refusal rate for the non-existent data question, I do not think it really shows that much, especially given that it was also confident enough to produce entirely false narratives up to a fifth of the time about totally separate fictional titles by the same name directly after concluding that the game did not exist.</text:p>
      <text:p text:style-name="P5"/>
      <text:p text:style-name="P6">Solutions For The Problems We Face With AI</text:p>
      <text:p text:style-name="P5">How do I think we can solve all the problems with AI?</text:p>
      <text:p text:style-name="P5"/>
      <text:p text:style-name="P5">I think there are several things we do need to do around LLMs and generative AI systems, such as legislating requirements for people to declare when they have used these systems to create something, failure to do so should be an offence.</text:p>
      <text:p text:style-name="P5"/>
      <text:p text:style-name="P5">There are of course countless other things that can be done to prevent misuse of these systems, but I think that is the most important thing we need to do.</text:p>
      <text:p text:style-name="P5"/>
      <text:p text:style-name="P5">Can we even solve all the problems with AI?</text:p>
      <text:p text:style-name="P5"/>
      <text:p text:style-name="P5">Probably not, the very nature of the systems make it very difficult to regulate and control.</text:p>
      <text:p text:style-name="P5"/>
      <text:p text:style-name="P5">Are LLMs the future of AI?</text:p>
      <text:p text:style-name="P5"/>
      <text:p text:style-name="P5">Personally I do not think LLMs are the architecture which will achieve true artificial intelligence.</text:p>
      <text:p text:style-name="P5"/>
      <text:p text:style-name="P5">They are just another step forward in the vast world of computer science that has the potential to do both great good and great harm, as such we need to do our best to educate people about how these systems work and ensure that the world is ready for the dangers they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y Edward James Gordon - Page <text:page-number text:select-page="current">6</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2-10T09:37:01.84</meta:creation-date>
    <dc:date>2026-02-12T08:41:57.92</dc:date>
    <meta:editing-duration>PT5H13M9S</meta:editing-duration>
    <meta:editing-cycles>104</meta:editing-cycles>
    <meta:generator>OpenOffice/4.1.14$Win32 OpenOffice.org_project/4114m1$Build-9811</meta:generator>
    <meta:document-statistic meta:table-count="0" meta:image-count="0" meta:object-count="0" meta:page-count="7" meta:paragraph-count="108" meta:word-count="3106" meta:character-count="18665"/>
  </office:meta>
</office:document-meta>
</file>